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3c60ca" officeooo:paragraph-rsid="003c60c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3d4673" officeooo:paragraph-rsid="006a2bf9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50284" officeooo:paragraph-rsid="00350284" style:font-size-asian="12pt" style:font-weight-asian="normal" style:font-size-complex="12pt" style:font-weight-complex="normal"/>
    </style:style>
    <style:style style:name="P5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50284" officeooo:paragraph-rsid="006a2bf9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f40f4" officeooo:paragraph-rsid="0056589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f40f4" officeooo:paragraph-rsid="006f5ce9" style:font-size-asian="12pt" style:font-weight-asian="normal" style:font-size-complex="12pt" style:font-weight-complex="normal"/>
    </style:style>
    <style:style style:name="P8" style:family="paragraph" style:parent-style-name="Standard" style:list-style-name="L12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f40f4" officeooo:paragraph-rsid="006f5ce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b6947" officeooo:paragraph-rsid="003f19a4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a0036" officeooo:paragraph-rsid="0043229a" style:font-size-asian="12pt" style:font-weight-asian="normal" style:font-size-complex="12pt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a0036" officeooo:paragraph-rsid="006a2bf9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412bf" officeooo:paragraph-rsid="0043229a" style:font-size-asian="12pt" style:font-weight-asian="normal" style:font-size-complex="12pt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412bf" officeooo:paragraph-rsid="004582dc" style:font-size-asian="12pt" style:font-weight-asian="normal" style:font-size-complex="12pt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412bf" officeooo:paragraph-rsid="006a2bf9" style:font-size-asian="12pt" style:font-weight-asian="normal" style:font-size-complex="12pt" style:font-weight-complex="normal"/>
    </style:style>
    <style:style style:name="P15" style:family="paragraph" style:parent-style-name="Standard" style:list-style-name="L9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412bf" officeooo:paragraph-rsid="006a2bf9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c60ca" officeooo:paragraph-rsid="003c60ca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c60ca" officeooo:paragraph-rsid="003c60ca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paragraph-rsid="0056589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d4673" officeooo:paragraph-rsid="003d4673" style:font-size-asian="12pt" style:font-weight-asian="normal" style:font-size-complex="12pt" style:font-weight-complex="normal"/>
    </style:style>
    <style:style style:name="P20" style:family="paragraph" style:parent-style-name="Standard" style:list-style-name="L10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d4673" officeooo:paragraph-rsid="006a2bf9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officeooo:paragraph-rsid="0051393f"/>
    </style:style>
    <style:style style:name="P22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officeooo:paragraph-rsid="0040fe8e"/>
    </style:style>
    <style:style style:name="P23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officeooo:paragraph-rsid="0051393f"/>
    </style:style>
    <style:style style:name="P24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officeooo:paragraph-rsid="0043229a"/>
    </style:style>
    <style:style style:name="P25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officeooo:paragraph-rsid="003d4673"/>
    </style:style>
    <style:style style:name="P26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officeooo:paragraph-rsid="004582dc"/>
    </style:style>
    <style:style style:name="P27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officeooo:paragraph-rsid="003c60ca"/>
    </style:style>
    <style:style style:name="P28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officeooo:paragraph-rsid="006a2bf9"/>
    </style:style>
    <style:style style:name="P29" style:family="paragraph" style:parent-style-name="Standard" style:list-style-name="L8">
      <style:paragraph-properties fo:text-align="start" style:justify-single-word="false"/>
      <style:text-properties style:text-line-through-style="solid" style:text-line-through-type="single" style:font-name="DejaVu Sans Condensed" officeooo:paragraph-rsid="006a2bf9"/>
    </style:style>
    <style:style style:name="P30" style:family="paragraph" style:parent-style-name="Standard" style:list-style-name="L10">
      <style:paragraph-properties fo:text-align="start" style:justify-single-word="false"/>
      <style:text-properties style:text-line-through-style="solid" style:text-line-through-type="single" style:font-name="DejaVu Sans Condensed" officeooo:paragraph-rsid="006a2bf9"/>
    </style:style>
    <style:style style:name="P31" style:family="paragraph" style:parent-style-name="Standard" style:list-style-name="L12">
      <style:paragraph-properties fo:text-align="start" style:justify-single-word="false"/>
      <style:text-properties style:text-line-through-style="solid" style:text-line-through-type="single" style:font-name="DejaVu Sans Condensed" officeooo:paragraph-rsid="006f5ce9"/>
    </style:style>
    <style:style style:name="P32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officeooo:rsid="004582dc" officeooo:paragraph-rsid="004582dc"/>
    </style:style>
    <style:style style:name="P3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tyle="italic" officeooo:rsid="003f40f4" officeooo:paragraph-rsid="0040fe8e" style:font-style-asian="italic" style:font-style-complex="italic"/>
    </style:style>
    <style:style style:name="P3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tyle="italic" officeooo:rsid="003f40f4" officeooo:paragraph-rsid="003f40f4" style:font-style-asian="italic" style:font-style-complex="italic"/>
    </style:style>
    <style:style style:name="P3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tyle="italic" officeooo:rsid="003f40f4" officeooo:paragraph-rsid="006a2bf9" style:font-style-asian="italic" style:font-style-complex="italic"/>
    </style:style>
    <style:style style:name="P36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officeooo:rsid="003f40f4" officeooo:paragraph-rsid="00656883"/>
    </style:style>
    <style:style style:name="P37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officeooo:rsid="003f40f4" officeooo:paragraph-rsid="0064ab60"/>
    </style:style>
    <style:style style:name="P38" style:family="paragraph" style:parent-style-name="Standard" style:list-style-name="L10">
      <style:paragraph-properties fo:text-align="start" style:justify-single-word="false"/>
      <style:text-properties style:text-line-through-style="solid" style:text-line-through-type="single" style:font-name="DejaVu Sans Condensed" officeooo:rsid="003f40f4" officeooo:paragraph-rsid="006a2bf9"/>
    </style:style>
    <style:style style:name="P39" style:family="paragraph" style:parent-style-name="Standard" style:list-style-name="L12">
      <style:paragraph-properties fo:text-align="start" style:justify-single-word="false"/>
      <style:text-properties style:text-line-through-style="solid" style:text-line-through-type="single" style:font-name="DejaVu Sans Condensed" officeooo:rsid="003f40f4" officeooo:paragraph-rsid="006f5ce9"/>
    </style:style>
    <style:style style:name="P40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officeooo:rsid="0043acd2" officeooo:paragraph-rsid="0043acd2"/>
    </style:style>
    <style:style style:name="P41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officeooo:rsid="003e03f2" officeooo:paragraph-rsid="006a2bf9"/>
    </style:style>
    <style:style style:name="P4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19eb27"/>
    </style:style>
    <style:style style:name="P4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paragraph-rsid="006f5ce9"/>
    </style:style>
    <style:style style:name="P4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5ce9" officeooo:paragraph-rsid="006f5ce9" style:font-size-asian="12pt" style:font-weight-asian="normal" style:font-size-complex="12pt" style:font-weight-complex="normal"/>
    </style:style>
    <style:style style:name="P45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5ce9" officeooo:paragraph-rsid="006f5ce9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0e27b" officeooo:paragraph-rsid="0060e27b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50284" officeooo:paragraph-rsid="00350284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98581" officeooo:paragraph-rsid="00698581" style:font-size-asian="12pt" style:font-weight-asian="bold" style:font-size-complex="12pt" style:font-weight-complex="bold"/>
    </style:style>
    <style:style style:name="P4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98581" officeooo:paragraph-rsid="00698581" style:font-size-asian="12pt" style:font-weight-asian="bold" style:font-size-complex="12pt" style:font-weight-complex="bold"/>
    </style:style>
    <style:style style:name="P5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0e27b" officeooo:paragraph-rsid="0060e27b" style:font-size-asian="12pt" style:font-weight-asian="bold" style:font-size-complex="12pt" style:font-weight-complex="bold"/>
    </style:style>
    <style:style style:name="P5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e1cd0" officeooo:paragraph-rsid="006e1cd0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paragraph-rsid="006f5ce9" style:font-size-asian="12pt" style:font-weight-asian="bold" style:font-size-complex="12pt" style:font-weight-complex="bold"/>
    </style:style>
    <style:style style:name="P5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4582dc" officeooo:paragraph-rsid="006f5ce9"/>
    </style:style>
    <style:style style:name="P5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tyle="italic" officeooo:rsid="003f40f4" officeooo:paragraph-rsid="006f5ce9" style:font-style-asian="italic" style:font-style-complex="italic"/>
    </style:style>
    <style:style style:name="P55" style:family="paragraph" style:parent-style-name="Standard" style:list-style-name="L11">
      <style:paragraph-properties fo:text-align="start" style:justify-single-word="false"/>
      <style:text-properties style:font-name="DejaVu Sans Condensed" officeooo:paragraph-rsid="006f5ce9"/>
    </style:style>
    <style:style style:name="P56" style:family="paragraph" style:parent-style-name="Standard" style:list-style-name="L2">
      <style:paragraph-properties fo:text-align="start" style:justify-single-word="false"/>
      <style:text-properties style:font-name="DejaVu Sans Condensed" officeooo:paragraph-rsid="006f5c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d4673" style:font-weight-asian="bold" style:font-weight-complex="bold"/>
    </style:style>
    <style:style style:name="T3" style:family="text">
      <style:text-properties fo:font-weight="bold" officeooo:rsid="0055ed4f" style:font-weight-asian="bold" style:font-weight-complex="bold"/>
    </style:style>
    <style:style style:name="T4" style:family="text">
      <style:text-properties fo:font-weight="bold" officeooo:rsid="003f40f4" style:font-weight-asian="bold" style:font-weight-complex="bold"/>
    </style:style>
    <style:style style:name="T5" style:family="text">
      <style:text-properties fo:font-weight="bold" officeooo:rsid="0051393f" style:font-weight-asian="bold" style:font-weight-complex="bold"/>
    </style:style>
    <style:style style:name="T6" style:family="text">
      <style:text-properties fo:font-weight="bold" officeooo:rsid="003e03f2" style:font-weight-asian="bold" style:font-weight-complex="bold"/>
    </style:style>
    <style:style style:name="T7" style:family="text">
      <style:text-properties fo:font-weight="bold" officeooo:rsid="004582dc" style:font-weight-asian="bold" style:font-weight-complex="bold"/>
    </style:style>
    <style:style style:name="T8" style:family="text">
      <style:text-properties style:text-line-through-style="none" style:text-line-through-type="none" fo:font-size="12pt" fo:font-weight="normal" officeooo:rsid="006f5ce9" style:font-size-asian="12pt" style:font-weight-asian="normal" style:font-size-complex="12pt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4582dc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3412bf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43229a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41c6db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55ed4f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ce177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d7b57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d4673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c60ca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3f40f4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409d73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3fd723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64c87e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585969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6215f5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6a9128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1f4767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1e415e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2d3ec7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59d399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6a2bf9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60e27b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51393f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3a0036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656883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6574a9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4e3922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5060ef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6c8164" style:font-size-asian="12pt" style:font-weight-asian="bold" style:font-size-complex="12pt" style:font-weight-complex="bold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3412bf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4582dc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43229a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3e03f2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41c6db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3a0036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623ae9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3d4673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4700e3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2ce177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2d7b57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3c60ca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3f40f4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3fd723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409d73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51393f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52a4a8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64ab60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66179c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067dfd7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06f5ce9" style:font-size-asian="12pt" style:font-weight-asian="normal" style:font-size-complex="12pt" style:font-weight-complex="normal"/>
    </style:style>
    <style:style style:name="T62" style:family="text">
      <style:text-properties fo:font-size="12pt" officeooo:rsid="006c8164" style:font-size-asian="12pt" style:font-size-complex="12pt"/>
    </style:style>
    <style:style style:name="T63" style:family="text">
      <style:text-properties officeooo:rsid="003d4673"/>
    </style:style>
    <style:style style:name="T64" style:family="text">
      <style:text-properties officeooo:rsid="005d1593"/>
    </style:style>
    <style:style style:name="T65" style:family="text">
      <style:text-properties officeooo:rsid="0062dc60"/>
    </style:style>
    <style:style style:name="T66" style:family="text">
      <style:text-properties officeooo:rsid="0064ab60"/>
    </style:style>
    <style:style style:name="T67" style:family="text">
      <style:text-properties officeooo:rsid="00656883"/>
    </style:style>
    <style:style style:name="T68" style:family="text">
      <style:text-properties officeooo:rsid="0051393f"/>
    </style:style>
    <style:style style:name="T69" style:family="text">
      <style:text-properties officeooo:rsid="0043229a"/>
    </style:style>
    <style:style style:name="T70" style:family="text">
      <style:text-properties officeooo:rsid="0052a4a8"/>
    </style:style>
    <style:style style:name="T71" style:family="text">
      <style:text-properties officeooo:rsid="003e03f2"/>
    </style:style>
    <style:style style:name="T72" style:family="text">
      <style:text-properties officeooo:rsid="003412bf"/>
    </style:style>
    <style:style style:name="T73" style:family="text">
      <style:text-properties officeooo:rsid="0041c6db"/>
    </style:style>
    <style:style style:name="T74" style:family="text">
      <style:text-properties officeooo:rsid="004582dc"/>
    </style:style>
    <style:style style:name="T75" style:family="text">
      <style:text-properties officeooo:rsid="006c8164"/>
    </style:style>
    <style:style style:name="T76" style:family="text">
      <style:text-properties officeooo:rsid="006f5ce9"/>
    </style:style>
    <style:style style:name="T77" style:family="text">
      <style:text-properties style:font-name="sans-serif" fo:font-size="13.5pt"/>
    </style:style>
    <style:style style:name="T78" style:family="text">
      <style:text-properties style:font-name="sans-serif" fo:font-size="12pt" fo:font-weight="normal" style:font-size-asian="12pt" style:font-weight-asian="normal" style:font-size-complex="12pt" style:font-weight-complex="normal"/>
    </style:style>
    <style:style style:name="T79" style:family="text">
      <style:text-properties fo:font-size="13.5pt"/>
    </style:style>
    <style:style style:name="T80" style:family="text">
      <style:text-properties fo:font-size="13.5pt" officeooo:rsid="006f5ce9"/>
    </style:style>
    <style:style style:name="T81" style:family="text">
      <style:text-properties style:text-line-through-style="solid" style:text-line-through-type="single" style:font-name="DejaVu Sans Condensed" fo:font-size="12pt" fo:font-weight="bold" officeooo:rsid="005d1593" style:font-size-asian="12pt" style:font-weight-asian="bold" style:font-size-complex="12pt" style:font-weight-complex="bold"/>
    </style:style>
    <style:style style:name="T82" style:family="text">
      <style:text-properties style:text-line-through-style="solid" style:text-line-through-type="single" style:font-name="DejaVu Sans Condensed" fo:font-size="12pt" fo:font-weight="bold" officeooo:rsid="005bdaa8" style:font-size-asian="12pt" style:font-weight-asian="bold" style:font-size-complex="12pt" style:font-weight-complex="bold"/>
    </style:style>
    <style:style style:name="T83" style:family="text">
      <style:text-properties style:text-line-through-style="solid" style:text-line-through-type="single" fo:font-size="12pt" fo:font-weight="bold" officeooo:rsid="005d1593" style:font-size-asian="12pt" style:font-weight-asian="bold" style:font-size-complex="12pt" style:font-weight-complex="bold"/>
    </style:style>
    <style:style style:name="T84" style:family="text">
      <style:text-properties style:text-line-through-style="solid" style:text-line-through-type="single" fo:font-size="12pt" fo:font-weight="bold" officeooo:rsid="005bdaa8" style:font-size-asian="12pt" style:font-weight-asian="bold" style:font-size-complex="12pt" style:font-weight-complex="bold"/>
    </style:style>
    <style:style style:name="T85" style:family="text">
      <style:text-properties style:text-line-through-style="solid" style:text-line-through-type="single" fo:font-size="12pt" fo:font-weight="bold" officeooo:rsid="006f5ce9" style:font-size-asian="12pt" style:font-weight-asian="bold" style:font-size-complex="12pt" style:font-weight-complex="bold"/>
    </style:style>
    <style:style style:name="T86" style:family="text">
      <style:text-properties style:text-line-through-style="solid" style:text-line-through-type="single" fo:font-size="12pt" officeooo:rsid="005d1593" style:font-size-asian="12pt" style:font-size-complex="12pt"/>
    </style:style>
    <style:style style:name="T87" style:family="text">
      <style:text-properties style:text-line-through-style="solid" style:text-line-through-type="single" fo:font-size="12pt" officeooo:rsid="006f5ce9" style:font-size-asian="12pt" style:font-size-complex="12pt"/>
    </style:style>
    <style:style style:name="T88" style:family="text">
      <style:text-properties style:text-line-through-style="solid" style:text-line-through-type="single" fo:font-size="12pt" fo:font-weight="normal" style:font-size-asian="12pt" style:font-weight-asian="normal" style:font-size-complex="12pt" style:font-weight-complex="normal"/>
    </style:style>
    <style:style style:name="T89" style:family="text">
      <style:text-properties style:text-line-through-style="solid" style:text-line-through-type="single" officeooo:rsid="005d1593"/>
    </style:style>
    <style:style style:name="T90" style:family="text">
      <style:text-properties style:text-line-through-style="solid" style:text-line-through-type="single" officeooo:rsid="006f5c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23">4</text:span><text:span text:style-name="T24">0</text:span><text:span text:style-name="T25">2</text:span><text:span text:style-name="T26"> - </text:span><text:span text:style-name="T27">A/</text:span><text:span text:style-name="T28">A</text:span><text:span text:style-name="T27"> </text:span><text:span text:style-name="T29">- </text:span><text:span text:style-name="T30">Gun, Magic</text:span><text:span text:style-name="T31">, Super</text:span></text:p>
      <text:p text:style-name="P1"/>
      <text:p text:style-name="P48">Fence In</text:p>
      <text:list xml:id="list3152213652" text:style-name="L1">
        <text:list-item>
          <text:p text:style-name="P50">Master Arm ... ON (B2 button to toggle)</text:p>
        </text:list-item>
      </text:list>
      <text:p text:style-name="P46"><text:span text:style-name="T62"/></text:p>
      <text:p text:style-name="P52"><text:span text:style-name="T64">30 mm cannon -- </text:span><text:bookmark text:name="page177R_mcid9"/><text:span text:style-name="T76">2x</text:span> DEFA 553<text:span text:style-name="T76">, </text:span>150 rounds <text:span text:style-name="T76">per gun</text:span></text:p>
      <text:list xml:id="list3385997407" text:style-name="L2">
        <text:list-item>
          <text:p text:style-name="P53"><text:span text:style-name="T40">Press </text:span><text:span text:style-name="T9">Trigger</text:span><text:span text:style-name="T40"> to fire.</text:span><text:span text:style-name="T61"> <text:s/>Trigger always fires guns as long as Master Arm is ON.</text:span></text:p>
        </text:list-item>
        <text:list-item>
          <text:p text:style-name="P56"><text:span text:style-name="T8">(Optional</text:span><text:bookmark text:name="page180R_mcid1"/><text:span text:style-name="T8">)Press </text:span><text:span text:style-name="T40">Throttle C+SW/M button</text:span><text:span text:style-name="T61"> to enter dogfight mode.</text:span></text:p>
        </text:list-item>
        <text:list-item>
          <text:p text:style-name="P56"><text:span text:style-name="T40">: </text:span></text:p>
        </text:list-item>
      </text:list>
      <text:p text:style-name="P54"><text:span text:style-name="T48">A</text:span><text:span text:style-name="T88">vailable radar ACM modes (automatic lock, 10 nmi range):</text:span></text:p>
      <text:list xml:id="list4140278510" text:style-name="L12">
        <text:list-item>
          <text:p text:style-name="P31"><text:span text:style-name="T9">WSC </text:span><text:span text:style-name="T14">(Dish Hat)</text:span><text:span text:style-name="T9"> Forward</text:span><text:span text:style-name="T40">: </text:span><text:span text:style-name="T9">Boresight/Vertical</text:span><text:span text:style-name="T40"> </text:span><text:span text:style-name="T49">scan</text:span></text:p>
        </text:list-item>
        <text:list-item>
          <text:p text:style-name="P39"><text:span text:style-name="T9">WSC </text:span><text:span text:style-name="T14">(Dish Hat)</text:span><text:span text:style-name="T9"> Backward</text:span><text:span text:style-name="T40">: </text:span><text:span text:style-name="T50">Cycles </text:span><text:span text:style-name="T15">BAH/BA2 horizontal scan </text:span><text:span text:style-name="T16">mode</text:span><text:span text:style-name="T51"> (</text:span><text:span text:style-name="T50">BAH = High PRF, BA2 = Medium PRF (special PRF mode only available in BA2))</text:span></text:p>
        </text:list-item>
        <text:list-item>
          <text:p text:style-name="P8"><text:span text:style-name="T1">WSC </text:span><text:span text:style-name="T3">(Dish Hat)</text:span><text:span text:style-name="T1"> Press</text:span>: <text:span text:style-name="T1">Unlock target</text:span><text:span text:style-name="T66"> or exit other mode</text:span></text:p>
        </text:list-item>
      </text:list>
      <text:p text:style-name="P47"/>
      <text:p text:style-name="P44">Matra R.530</text:p>
      <text:list xml:id="list1846153316" text:style-name="L11">
        <text:list-item>
          <text:p text:style-name="P45">When both missiles are selected, firing priority is as follows:</text:p>
          <text:list>
            <text:list-item>
              <text:p text:style-name="P55">Locked missile has priority.</text:p>
            </text:list-item>
            <text:list-item>
              <text:p text:style-name="P55">If both are locked, IR missile has priority.</text:p>
            </text:list-item>
            <text:list-item>
              <text:p text:style-name="P45">If both are same seeker type, left missile has priority.</text:p>
            </text:list-item>
          </text:list>
        </text:list-item>
        <text:list-item>
          <text:p text:style-name="P45">R.530 IR missile has 20 minutes of coolant, and takes 20 seconds to cool the seeker head. <text:s/>Cooling begins when Master Arm is on and missile is selected on armament panel??</text:p>
        </text:list-item>
        <text:list-item>
          <text:p text:style-name="P45"/>
        </text:list-item>
      </text:list>
      <text:p text:style-name="P4"/>
      <text:p text:style-name="P7"/>
      <text:p text:style-name="P9"/>
      <text:p text:style-name="P2"><text:span text:style-name="T65">R.550 </text:span>Magic IR missiles</text:p>
      <text:list xml:id="list4003914566" text:style-name="L4">
        <text:list-item>
          <text:p text:style-name="P23"><text:span text:style-name="T46">Press </text:span><text:span text:style-name="T33">Gray Reset Hat</text:span><text:span text:style-name="T34"> </text:span><text:span text:style-name="T33">forward</text:span><text:span text:style-name="T56"> ("</text:span><text:span text:style-name="T46">CNM </text:span><text:span text:style-name="T43">Switch down</text:span><text:span text:style-name="T56">") </text:span><text:span text:style-name="T57">to select Magic missiles.</text:span></text:p>
        </text:list-item>
        <text:list-item>
          <text:p text:style-name="P10">On <text:span text:style-name="T1">PPA</text:span> (above right knee):</text:p>
          <text:list>
            <text:list-item>
              <text:p text:style-name="P24"><text:span text:style-name="T42">Ensure </text:span><text:span text:style-name="T10">Magic Standby</text:span><text:span text:style-name="T42"> button shows "</text:span><text:span text:style-name="T10">P</text:span><text:span text:style-name="T42">". <text:s/>If not, press to start cooldown (30 seconds).</text:span><text:span text:style-name="T41"> <text:s/></text:span><text:span text:style-name="T43">You have 90 minutes of coolant. <text:s/>Subsequent stop/starts take 10 minutes worth each.</text:span></text:p>
            </text:list-item>
            <text:list-item>
              <text:p text:style-name="P12">Set pylon if desired: <text:span text:style-name="T1">I</text:span> = Auto (default), <text:span text:style-name="T1">G</text:span> = Left, <text:span text:style-name="T1">R</text:span> = Right</text:p>
            </text:list-item>
          </text:list>
        </text:list-item>
        <text:list-item>
          <text:p text:style-name="P25"><text:span text:style-name="T48">Missile seeker search mode is determined by</text:span><text:span text:style-name="T58"> button on</text:span><text:span text:style-name="T48"> </text:span><text:span text:style-name="T17">PCA</text:span><text:span text:style-name="T48"> </text:span><text:span text:style-name="T58">(above left knee)</text:span><text:span text:style-name="T48">:</text:span></text:p>
        </text:list-item>
      </text:list>
      <text:list xml:id="list1477806285" text:style-name="L5">
        <text:list-item>
          <text:list>
            <text:list-item>
              <text:p text:style-name="P27"><text:span text:style-name="T52">If </text:span><text:span text:style-name="T17">MAG</text:span><text:span text:style-name="T48">: </text:span><text:span text:style-name="T52">Search modes are </text:span><text:span text:style-name="T18">Vertical Wide Search</text:span><text:span text:style-name="T52"> and </text:span><text:span text:style-name="T18">Vertical Narrow Search</text:span><text:span text:style-name="T52">.</text:span></text:p>
            </text:list-item>
            <text:list-item>
              <text:p text:style-name="P16"><text:span text:style-name="T63">If </text:span><text:span text:style-name="T2">MAV</text:span><text:span text:style-name="T63">: <text:s/></text:span>Search modes are <text:span text:style-name="T1">Horizontal Wide Search</text:span> and <text:span text:style-name="T1">Vertical Narrow Search</text:span>.</text:p>
            </text:list-item>
          </text:list>
        </text:list-item>
      </text:list>
      <text:list xml:id="list143740165846452" text:continue-list="list4003914566" text:style-name="L4">
        <text:list-item>
          <text:p text:style-name="P17">In both cases, Vertical Narrow Search is indicated with a dashed box on the upper part of the HUD.</text:p>
        </text:list-item>
        <text:list-item>
          <text:p text:style-name="P25"><text:span text:style-name="T12">Front Thumb Button</text:span><text:span text:style-name="T43"> unlocks target (without resetting HUD mode), and toggles </text:span><text:span text:style-name="T42">seeker </text:span><text:span text:style-name="T43">s</text:span><text:span text:style-name="T48">earch mode</text:span><text:span text:style-name="T43">.</text:span></text:p>
        </text:list-item>
        <text:list-item>
          <text:p text:style-name="P40"><text:span text:style-name="T43">W</text:span><text:span text:style-name="T40">hen using with a radar lock, press </text:span><text:span text:style-name="T9">Rear Thumb Button</text:span><text:span text:style-name="T40"> (</text:span><text:span text:style-name="T9">Uncage button</text:span><text:span text:style-name="T40">) to slave seeker to target.</text:span></text:p>
        </text:list-item>
        <text:list-item>
          <text:p text:style-name="P26"><text:span text:style-name="T42">Press</text:span><text:span text:style-name="T59"> and </text:span><text:span text:style-name="T60">hold</text:span><text:span text:style-name="T42"> </text:span><text:span text:style-name="T35">Trigger</text:span><text:span text:style-name="T42"> to fire.</text:span></text:p>
        </text:list-item>
      </text:list>
      <text:list xml:id="list2813487884" text:style-name="L6">
        <text:list-item>
          <text:list>
            <text:list-item>
              <text:p text:style-name="P13">Engine RPM will drop for a few seconds to prevent flameout from exhaust gas ingestion.</text:p>
            </text:list-item>
          </text:list>
        </text:list-item>
      </text:list>
      <text:p text:style-name="P34"><text:span text:style-name="T48">A</text:span><text:span text:style-name="T40">vailable radar ACM modes (automatic lock, 10 nmi range):</text:span></text:p>
      <text:list xml:id="list3681017260" text:style-name="L3">
        <text:list-item>
          <text:p text:style-name="P18"><text:span text:style-name="T1">WSC </text:span><text:span text:style-name="T3">(Dish Hat)</text:span><text:span text:style-name="T1"> Forward</text:span>: <text:span text:style-name="T1">Boresight/Vertical</text:span><text:span text:style-name="T67"> scan</text:span></text:p>
        </text:list-item>
        <text:list-item>
          <text:p text:style-name="P37"><text:span text:style-name="T9">WSC </text:span><text:span text:style-name="T14">(Dish Hat)</text:span><text:span text:style-name="T9"> Backward</text:span><text:span text:style-name="T40">: </text:span><text:span text:style-name="T50">Cycles </text:span><text:span text:style-name="T15">BAH/BA2 horizontal scan </text:span><text:span text:style-name="T16">mode</text:span><text:span text:style-name="T51"> (</text:span><text:span text:style-name="T50">BAH = High PRF, BA2 = Medium PRF (special PRF mode only available in BA2))</text:span></text:p>
        </text:list-item>
        <text:list-item>
          <text:p text:style-name="P6"><text:span text:style-name="T1">WSC </text:span><text:span text:style-name="T3">(Dish Hat)</text:span><text:span text:style-name="T1"> Press</text:span>: <text:span text:style-name="T1">Unlock target</text:span><text:span text:style-name="T66"> or exit other mode</text:span></text:p>
        </text:list-item>
      </text:list>
      <text:p text:style-name="P19"/>
      <text:p text:style-name="P3">Super 530D SARH missiles</text:p>
      <text:list xml:id="list1768716174" text:style-name="L7">
        <text:list-item>
          <text:p text:style-name="P11">Press <text:span text:style-name="T5">Gray Reset Hat press</text:span><text:span text:style-name="T68"> ("</text:span>CNM <text:span text:style-name="T69">Switch n</text:span>eutral<text:span text:style-name="T68">") </text:span><text:span text:style-name="T70">to set PCA weapon select.</text:span></text:p>
        </text:list-item>
        <text:list-item>
          <text:p text:style-name="P11">On <text:span text:style-name="T1">PPA</text:span> (above right knee):</text:p>
          <text:list>
            <text:list-item>
              <text:p text:style-name="P28"><text:span text:style-name="T42">Ensure </text:span><text:span text:style-name="T11">S530 </text:span><text:span text:style-name="T12">Standby</text:span><text:span text:style-name="T41"> button </text:span><text:span text:style-name="T42">shows "P". <text:s/>If not, press to start warm-up (45 seconds)</text:span><text:span text:style-name="T41">.</text:span></text:p>
            </text:list-item>
            <text:list-item>
              <text:p text:style-name="P14">Set pylon if desired: I = Auto (default), G = Left, R = Right</text:p>
            </text:list-item>
            <text:list-item>
              <text:p text:style-name="P11"><text:span text:style-name="T6">530D/Rockets/Guns Firing Mode Selector button</text:span> ... <text:span text:style-name="T6">TOT</text:span><text:span text:style-name="T71"> for </text:span><text:span text:style-name="T72">2 missiles per launch,</text:span><text:span text:style-name="T71"> </text:span><text:span text:style-name="T6">PAR</text:span><text:span text:style-name="T71"> for </text:span><text:span text:style-name="T72">1 missile per launch</text:span></text:p>
            </text:list-item>
          </text:list>
        </text:list-item>
        <text:list-item>
          <text:p text:style-name="P11">On <text:span text:style-name="T1">PCA</text:span> (above left knee):</text:p>
          <text:list>
            <text:list-item>
              <text:p text:style-name="P41"><text:span text:style-name="T41">Select </text:span><text:span text:style-name="T11">530</text:span><text:span text:style-name="T41"> button for missiles. <text:s/>Button will show yellow "S".</text:span></text:p>
            </text:list-item>
          </text:list>
        </text:list-item>
        <text:list-item>
          <text:p text:style-name="P14">Lock target in <text:span text:style-name="T73">TWS </text:span><text:span text:style-name="T74">(</text:span><text:span text:style-name="T7">PID</text:span><text:span text:style-name="T74"> on radar) </text:span><text:span text:style-name="T73">or </text:span>STT <text:span text:style-name="T74">(</text:span><text:span text:style-name="T7">PIC</text:span><text:span text:style-name="T74"> on radar)</text:span>.</text:p>
        </text:list-item>
        <text:list-item>
          <text:p text:style-name="P5">Range symbology is shown on right of HUD. <text:s/><text:span text:style-name="T74">Max, NE zone, min, and target range.</text:span></text:p>
        </text:list-item>
        <text:list-item>
          <text:p text:style-name="P28"><text:span text:style-name="T41">When in range, p</text:span><text:span text:style-name="T46">ress </text:span><text:span text:style-name="T41">and hold</text:span><text:span text:style-name="T46"> </text:span><text:span text:style-name="T36">Trigger</text:span><text:span text:style-name="T46"> to </text:span><text:span text:style-name="T44">fire.</text:span></text:p>
        </text:list-item>
      </text:list>
      <text:list xml:id="list1270162467" text:style-name="L8">
        <text:list-item>
          <text:list>
            <text:list-item>
              <text:p text:style-name="P29"><text:span text:style-name="T41">If in TWS </text:span><text:span text:style-name="T42">(</text:span><text:span text:style-name="T10">PID</text:span><text:span text:style-name="T42">) </text:span><text:span text:style-name="T41">mode, radar will automatically lock in STT before </text:span><text:span text:style-name="T45">launching missile</text:span><text:span text:style-name="T41">.</text:span></text:p>
            </text:list-item>
          </text:list>
        </text:list-item>
      </text:list>
      <text:list xml:id="list2807420772" text:style-name="L9">
        <text:list-item>
          <text:list>
            <text:list-item>
              <text:p text:style-name="P15">Engine RPM will drop for a few seconds to prevent flameout from exhaust gas ingestion.</text:p>
            </text:list-item>
          </text:list>
        </text:list-item>
      </text:list>
      <text:list xml:id="list143738856218767" text:continue-list="list1768716174" text:style-name="L7">
        <text:list-item>
          <text:p text:style-name="P28"><text:span text:style-name="T44">When done with </text:span><text:span text:style-name="T45">missiles</text:span><text:span text:style-name="T44">, press </text:span><text:span text:style-name="T13">530</text:span><text:span text:style-name="T44"> on PCA panel so the "</text:span><text:span text:style-name="T13">S</text:span><text:span text:style-name="T44">" goes away.</text:span></text:p>
        </text:list-item>
        <text:list-item>
          <text:p text:style-name="P28"><text:span text:style-name="T46">Set HUD back to </text:span><text:span text:style-name="T34">NAV</text:span><text:span text:style-name="T46"> mode with </text:span><text:span text:style-name="T34">Weapons System CMD AFT</text:span><text:span text:style-name="T46"> (</text:span><text:span text:style-name="T37">Dish Hat</text:span><text:span text:style-name="T34"> </text:span><text:span text:style-name="T38">down</text:span><text:span text:style-name="T46">)</text:span></text:p>
        </text:list-item>
      </text:list>
      <text:p text:style-name="P35"><text:span text:style-name="T48">A</text:span><text:span text:style-name="T40">vailable radar ACM modes (automatic lock, 10 nmi range):</text:span></text:p>
      <text:list xml:id="list933540836" text:style-name="L10">
        <text:list-item>
          <text:p text:style-name="P30"><text:span text:style-name="T19">WSC </text:span><text:span text:style-name="T14">(Dish Hat)</text:span><text:span text:style-name="T19"> Forward</text:span><text:span text:style-name="T53">: </text:span><text:span text:style-name="T20">Boresight/</text:span><text:span text:style-name="T19">HUD </text:span><text:span text:style-name="T21">Spiral</text:span><text:span text:style-name="T54"> </text:span><text:span text:style-name="T53">(shows </text:span><text:span text:style-name="T19">SVI</text:span><text:span text:style-name="T53">), </text:span><text:span text:style-name="T55">or </text:span><text:span text:style-name="T19">Flood</text:span><text:span text:style-name="T53"> if missile is in the air </text:span><text:span text:style-name="T55">(</text:span><text:span text:style-name="T53">use to </text:span><text:span text:style-name="T42">quickly re-lock</text:span><text:span text:style-name="T53"> on a target that broke lock)</text:span></text:p>
        </text:list-item>
        <text:list-item>
          <text:p text:style-name="P38"><text:span text:style-name="T9">WSC </text:span><text:span text:style-name="T14">(Dish Hat)</text:span><text:span text:style-name="T9"> Back</text:span><text:span text:style-name="T22">ward</text:span><text:span text:style-name="T40">: </text:span><text:span text:style-name="T50">Cycles </text:span><text:span text:style-name="T15">BAH/BA2 horizontal scan </text:span><text:span text:style-name="T16">mode</text:span><text:span text:style-name="T51"> (</text:span><text:span text:style-name="T50">BAH = High PRF, BA2 = Medium PRF (special PRF mode only available in BA2))</text:span></text:p>
        </text:list-item>
        <text:list-item>
          <text:p text:style-name="P20"><text:span text:style-name="T1">WSC </text:span><text:span text:style-name="T3">(Dish Hat)</text:span><text:span text:style-name="T1"> Press</text:span>: <text:span text:style-name="T4">Unlock target</text:span><text:span text:style-name="T66"> or exit other mode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14T14:37:37.981000000</dc:date>
    <meta:editing-duration>PT14H25M39S</meta:editing-duration>
    <meta:editing-cycles>8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4" meta:word-count="675" meta:character-count="3623" meta:non-whitespace-character-count="3036"/>
  </office:meta>
</office:document-meta>
</file>